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MergeConflict.resolve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MergeConflict.ResolveMergeConflict( NodeState nodeState , NodeId [ ] mergeFailedIds , NodeId [ ] predecessorIds , boolean resolve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MergeConflict.getMergeFailed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MergeConflict.create( NodeState nodeState , NodeId [ ] mergeFailedIds , NodeId [ ] predecessorIds , boolean resolve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MergeConflict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MergeConflict.persis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eMergeConflict.getPredecesso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MergeConflict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